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5cm" svg:y="4.48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062cm" svg:height="1.868cm" svg:x="13.326cm" svg:y="9.00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3.084cm" svg:y="8.90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86cm" svg:y1="2.736cm" svg:x2="14.356cm" svg:y2="4.486cm" draw:start-shape="id1" draw:start-glue-point="10" draw:end-shape="id2" draw:end-glue-point="4" svg:d="M10386 2736c2647 0 3970 583 3970 1750" svg:viewBox="0 0 3971 1751">
          <text:p/>
        </draw:connector>
        <draw:connector draw:style-name="gr2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2" draw:text-style-name="P1" draw:layer="layout" draw:type="curve" svg:x1="4.115cm" svg:y1="10.769cm" svg:x2="8.211cm" svg:y2="12.434cm" draw:start-shape="id4" draw:start-glue-point="8" draw:end-shape="id5" draw:end-glue-point="6" svg:d="M4115 10769c0 1110 1365 1665 4096 1665" svg:viewBox="0 0 4097 1666">
          <text:p/>
        </draw:connector>
        <draw:connector draw:style-name="gr2" draw:text-style-name="P1" draw:layer="layout" draw:type="curve" svg:x1="10.273cm" svg:y1="12.434cm" svg:x2="14.357cm" svg:y2="10.872cm" draw:start-shape="id5" draw:start-glue-point="10" draw:end-shape="id6" draw:end-glue-point="8" svg:d="M10273 12434c2723 0 4084-520 4084-1562" svg:viewBox="0 0 4085 1563">
          <text:p/>
        </draw:connector>
        <draw:connector draw:style-name="gr2" draw:text-style-name="P1" draw:layer="layout" draw:type="line" svg:x1="14.356cm" svg:y1="6.354cm" svg:x2="14.357cm" svg:y2="9.004cm" draw:start-shape="id2" draw:start-glue-point="8" draw:end-shape="id6" draw:end-glue-point="4" svg:d="M14356 6354l1 2650" svg:viewBox="0 0 2 2651">
          <text:p/>
        </draw:connector>
        <draw:connector draw:style-name="gr2" draw:text-style-name="P1" draw:layer="layout" draw:type="line" svg:x1="4.114cm" svg:y1="6.348cm" svg:x2="4.115cm" svg:y2="8.901cm" draw:start-shape="id3" draw:start-glue-point="8" draw:end-shape="id4" draw:end-glue-point="4" svg:d="M4114 6348l1 2553" svg:viewBox="0 0 2 2554">
          <text:p/>
        </draw:connector>
        <draw:frame draw:style-name="gr3" draw:text-style-name="P3" draw:layer="layout" svg:width="0.972cm" svg:height="1.204cm" svg:x="12.565cm" svg:y="1.841cm">
          <draw:text-box>
            <text:p><text:span text:style-name="T1">4</text:span></text:p>
          </draw:text-box>
        </draw:frame>
        <draw:frame draw:style-name="gr4" draw:text-style-name="P3" draw:layer="layout" svg:width="0.972cm" svg:height="1.204cm" svg:x="14.665cm" svg:y="7.064cm">
          <draw:text-box>
            <text:p><text:span text:style-name="T1">3</text:span></text:p>
          </draw:text-box>
        </draw:frame>
        <draw:frame draw:style-name="gr4" draw:text-style-name="P3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5.254cm" svg:y="12.239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3.149cm" svg:y="7.017cm">
          <draw:text-box>
            <text:p><text:span text:style-name="T1">3</text:span></text:p>
          </draw:text-box>
        </draw:frame>
        <draw:frame draw:style-name="gr3" draw:text-style-name="P3" draw:layer="layout" svg:width="0.972cm" svg:height="1.204cm" svg:x="5.365cm" svg:y="1.841cm">
          <draw:text-box>
            <text:p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5-02T11:47:42.430626205</dc:date>
    <dc:creator>elucterio </dc:creator>
    <meta:editing-duration>PT40S</meta:editing-duration>
    <meta:editing-cycles>5</meta:editing-cycles>
    <meta:generator>LibreOffice/4.2.8.2$Linux_X86_64 LibreOffice_project/420m0$Build-2</meta:generator>
    <meta:document-statistic meta:object-count="18"/>
  </office:meta>
</office:document-meta>
</file>